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5173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>
            <text:p>HTKB</text:p>
          </table:table-cell>
          <table:table-cell office:value-type="string">
            <text:p>HTKBUser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TKBAdminLev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TKBOnli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na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assc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Over</text:p>
          </table:table-cell>
          <table:table-cell office:value-type="string">
            <text:p>OverUserInde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OverAdmin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OverOnlin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ngOver</text:p>
          </table:table-cell>
          <table:table-cell office:value-type="string">
            <text:p>BangOverUserInde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angOverAdminLeve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angOverOnlin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Wom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ransWom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ransMe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oardOver</text:p>
          </table:table-cell>
          <table:table-cell office:value-type="string">
            <text:p>BoardOverUserInde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ardOverAdminLeve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oardOverOnlin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layOver</text:p>
          </table:table-cell>
          <table:table-cell office:value-type="string">
            <text:p>PlayOverUserInde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layOverAdminLeve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layOverOnlin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howOver</text:p>
          </table:table-cell>
          <table:table-cell office:value-type="string">
            <text:p>ShowOverUserInde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howOverAdminLeve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howOverOnlin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WatchOver</text:p>
          </table:table-cell>
          <table:table-cell office:value-type="string">
            <text:p>WatchOverUserInde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WatchOverAdminLeve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WatchOverOnlin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hout</text:p>
          </table:table-cell>
          <table:table-cell office:value-type="string">
            <text:p>ShoutUserInde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houtAdmin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houtOnlin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ist</text:p>
          </table:table-cell>
          <table:table-cell office:value-type="string">
            <text:p>MistUserInde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istAdmin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istOnlin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BubbleUp</text:p>
          </table:table-cell>
          <table:table-cell office:value-type="string">
            <text:p>BubbleUpUserInde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ubbleUpAdmin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ubbleUpOnline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4/13/2019</text:date>, <text:time>21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H34M52S</meta:editing-duration>
    <meta:editing-cycles>4</meta:editing-cycles>
    <meta:generator>OpenOffice.org/3.3$Win32 OpenOffice.org_project/330m20$Build-9567</meta:generator>
    <dc:date>2019-04-13T21:54:34.97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